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T4" style:parent-style-name="DefaultParagraphFont" style:family="text">
      <style:text-properties style:text-position="super 65.3%"/>
    </style:style>
    <style:style style:name="P5" style:parent-style-name="Subtitle" style:family="paragraph">
      <style:paragraph-properties fo:text-align="end"/>
    </style:style>
    <style:style style:name="P6" style:parent-style-name="Normal" style:family="paragraph">
      <style:text-properties style:font-name="Arial" style:font-name-complex="Arial" fo:color="#000000"/>
    </style:style>
    <style:style style:name="P7" style:parent-style-name="Normal" style:family="paragraph">
      <style:text-properties style:font-name="Arial" style:font-name-complex="Arial" fo:color="#000000"/>
    </style:style>
    <style:style style:name="P8" style:parent-style-name="Normal" style:family="paragraph">
      <style:text-properties style:font-name="Arial" style:font-name-complex="Arial" fo:color="#000000"/>
    </style:style>
    <style:style style:name="P9" style:parent-style-name="Normal" style:family="paragraph">
      <style:text-properties style:font-name="Arial" style:font-name-complex="Arial" fo:color="#000000"/>
    </style:style>
    <style:style style:name="P10" style:parent-style-name="Normal" style:family="paragraph">
      <style:paragraph-properties fo:break-before="page"/>
      <style:text-properties style:font-name="Arial" style:font-name-complex="Arial" fo:color="#000000"/>
    </style:style>
    <style:style style:name="T11"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12"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13"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14"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15"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16"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17"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18"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19"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0"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1"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2"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3"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4"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5"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6"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7"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8"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29" style:parent-style-name="Heading1Char"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P34" style:parent-style-name="NoSpacing" style:family="paragraph">
      <style:text-properties fo:font-weight="bold" style:font-weight-asian="bold"/>
    </style:style>
    <style:style style:name="P35" style:parent-style-name="NoSpacing" style:family="paragraph">
      <style:text-properties fo:font-weight="bold" style:font-weight-asian="bold"/>
    </style:style>
    <style:style style:name="P36" style:parent-style-name="NoSpacing" style:family="paragraph">
      <style:text-properties fo:font-weight="bold" style:font-weight-asian="bold"/>
    </style:style>
    <style:style style:name="P37" style:parent-style-name="NoSpacing" style:family="paragraph">
      <style:text-properties fo:font-weight="bold" style:font-weight-asian="bold"/>
    </style:style>
    <style:style style:name="P38" style:parent-style-name="NoSpacing" style:family="paragraph"/>
    <style:style style:name="P39" style:parent-style-name="NoSpacing" style:family="paragraph"/>
    <style:style style:name="P40" style:parent-style-name="NoSpacing" style:family="paragraph"/>
    <style:style style:name="P41" style:parent-style-name="NoSpacing" style:family="paragraph"/>
    <style:style style:name="P42" style:parent-style-name="NoSpacing" style:family="paragraph"/>
    <style:style style:name="P43" style:parent-style-name="NoSpacing" style:family="paragraph"/>
    <style:style style:name="P44" style:parent-style-name="NoSpacing" style:family="paragraph"/>
    <style:style style:name="P45" style:parent-style-name="NoSpacing" style:family="paragraph"/>
  </office:automatic-styles>
  <office:body>
    <office:text text:use-soft-page-breaks="true">
      <text:p text:style-name="P1">Assessment task 1</text:p>
      <text:p text:style-name="Title">Ciarán Maher 29<text:span text:style-name="T4">th</text:span>-Feb-2016</text:p>
      <text:p text:style-name="P5">Principles of Object Orientated Programming</text:p>
      <text:p text:style-name="P6"/>
      <text:p text:style-name="P7"/>
      <text:p text:style-name="P8"/>
      <text:p text:style-name="P9"/>
      <text:p text:style-name="P10"/>
      <text:soft-page-break/>
      <text:p text:style-name="NoSpacing"><text:line-break/><text:span text:style-name="Heading1Char">C</text:span><text:span text:style-name="Heading1Char">haracteristics<text:s/></text:span></text:p>
      <text:p text:style-name="NoSpacing"><text:span text:style-name="T11">Objec</text:span><text:span text:style-name="T12">t orientated programming is a programming methodology that builds upon previous methodologies such as procedural programming.<text:s/></text:span></text:p>
      <text:p text:style-name="NoSpacing"><text:span text:style-name="T13">Procedural programming describes programs in terms of groups of reusable code units or procedures, which defi</text:span><text:span text:style-name="T14">ne input and output parameters. The difficulty with procedural programming is that code reusability is difficult and very restrictive; only procedures can be utilised for reuse and it can be very difficult to make them abstract and flexible. There is no easy way to work with generic data structures with different implementations.</text:span></text:p>
      <text:p text:style-name="NoSpacing"/>
      <text:p text:style-name="NoSpacing"><text:span text:style-name="T15">The object orientated approach builds upon the paradigm that each and every program works with data objects or events.<text:s/></text:span><text:span text:style-name="T16">The</text:span><text:span text:style-name="T17">se</text:span><text:span text:style-name="T18"><text:s/></text:span><text:span text:style-name="T19">objects<text:s/></text:span><text:span text:style-name="T20">describe characteristics (</text:span><text:span text:style-name="T21">i.e.<text:s/></text:span><text:span text:style-name="T22">properties) and behavio</text:span><text:span text:style-name="T23">u</text:span><text:span text:style-name="T24">r (</text:span><text:span text:style-name="T25">i.e.<text:s/></text:span><text:span text:style-name="T26">methods) of real life entities.</text:span></text:p>
      <text:p text:style-name="NoSpacing"><text:span text:style-name="T27">The main advantages and goals of<text:s/></text:span><text:span text:style-name="T28">object orientated programming<text:s/></text:span><text:span text:style-name="T29">are to make complex software faster to develop and easier to maintain. OOP enables the easy reuse of code by applying simple and widely accepted rules (principles).<text:s/></text:span></text:p>
      <text:p text:style-name="NoSpacing"/>
      <text:p text:style-name="Default"><text:span text:style-name="Heading1Char">Principles</text:span></text:p>
      <text:p text:style-name="NoSpacing">In order for a programming language to be considered object-oriented, it should enable working with classes and objects as well as the implementation and use of the fundamental object-oriented principles and concepts:<text:s/><text:span text:style-name="T30">inheritance</text:span>,<text:s/><text:span text:style-name="T31">abstraction</text:span>,<text:s/><text:span text:style-name="T32">encapsulation</text:span><text:s/>and<text:s/><text:span text:style-name="T33">polymorphism</text:span>.<text:s/></text:p>
      <text:p text:style-name="NoSpacing"/>
      <text:p text:style-name="NoSpacing">Each of the fundamental principles of Object orientated programming can be summarised as:</text:p>
      <text:p text:style-name="NoSpacing"/>
      <text:p text:style-name="P34">Encapsulation</text:p>
      <text:p text:style-name="NoSpacing">Encapsulation refers to a mechanism of wrapping data (e.g.<text:s/>variables) and code acting on the data (e.g.<text:s/>methods),<text:s/>together as a single unit. Encapsulation is<text:span text:style-name="apple-converted-space"> </text:span>used to hide the values or states of<text:s/>data inside a class. This prevents<text:s/>unauthorized parties' from<text:s/>directly<text:s/>accessing<text:s/>them.<text:s/><text:line-break/>Instead, publicly accessible methods are generally provided in the class (called<text:span text:style-name="apple-converted-space"> </text:span>getters<text:span text:style-name="apple-converted-space"> </text:span>and<text:span text:style-name="apple-converted-space"> </text:span>setters) to access the values, and other client classes call these methods to retrieve and modify the values.</text:p>
      <text:p text:style-name="NoSpacing"/>
      <text:p text:style-name="P35">Inheritance</text:p>
      <text:p text:style-name="NoSpacing">In object-oriented programming, inheritance enables new objects to take on the properties of existing objects. A class that is used as the basis for inheritance is called a superclass or base class. A class that inherits from a superclass is called a subclass or derived class.</text:p>
      <text:p text:style-name="NoSpacing"/>
      <text:p text:style-name="P36">Abstraction</text:p>
      <text:p text:style-name="NoSpacing">Abstraction involves a program working with something when it doesn’t know exactly how it works internally. A good example is a television. A remote control does not need to know how the television works, merely the components which allow them to interact together.<text:s/></text:p>
      <text:p text:style-name="NoSpacing"/>
      <text:p text:style-name="P37">Polymorphism</text:p>
      <text:p text:style-name="NoSpacing">In object-oriented programming, polymorphism refers to a programming language's ability to process objects differently depending on their data type or class. More specifically, it is the ability to redefine methods for derived classes.</text:p>
      <text:h text:style-name="Heading1" text:outline-level="1">Features<text:s/>of Object Oriented Programming</text:h>
      <text:p text:style-name="NoSpacing">Some key features of the Object Oriented programming are:</text:p>
      <text:list text:style-name="LFO2" text:continue-numbering="true">
        <text:list-item>
          <text:p text:style-name="P38">Emphasis on data rather than procedure</text:p>
        </text:list-item>
        <text:list-item>
          <text:p text:style-name="P39">Programs are divided into entities known as objects</text:p>
        </text:list-item>
        <text:list-item>
          <text:p text:style-name="P40">Data Structures are designed such that they characterize objects</text:p>
        </text:list-item>
        <text:list-item>
          <text:p text:style-name="P41">Functions that operate on data of an object are tied together in data structures</text:p>
        </text:list-item>
        <text:list-item>
          <text:p text:style-name="P42">Data is hidden and cannot be accessed by external functions</text:p>
        </text:list-item>
        <text:list-item>
          <text:p text:style-name="P43">Objects communicate with each other through functions</text:p>
        </text:list-item>
        <text:list-item>
          <text:p text:style-name="P44">New data and functions can be easily added whenever necessary</text:p>
        </text:list-item>
        <text:list-item>
          <text:p text:style-name="P45">Follows bottom up design in program desig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style:vertical-align="baseli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paragraph-properties style:vertical-align="baseline"/>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NoSpacing" style:display-name="No Spacing" style:family="paragraph">
      <style:paragraph-properties fo:margin-bottom="0in" fo:line-height="100%"/>
      <style:text-properties fo:hyphenate="false"/>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2LVL1"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3</text:page-number></text:span><text:s/>of<text:s/><text:span text:style-name="T3"><text:page-count>3</text:page-count></text:span></text:p>
        <text:p text:style-name="Header"/>
      </style:header>
      <style:footer>
        <text:p text:style-name="Footer">ICT_Object Orientated 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6-02-29T11:45:00Z</meta:creation-date>
    <dc:date>2016-02-29T14:10:00Z</dc:date>
    <meta:template xlink:href="Normal" xlink:type="simple"/>
    <meta:editing-cycles>22</meta:editing-cycles>
    <meta:editing-duration>PT8700S</meta:editing-duration>
    <meta:document-statistic meta:page-count="3" meta:paragraph-count="6" meta:word-count="507" meta:character-count="3394" meta:row-count="24" meta:non-whitespace-character-count="2893"/>
  </office:meta>
</office:document-meta>
</file>